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CA 24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ernal</text:p>
          </table:table-cell>
          <table:table-cell table:number-columns-repeated="2"/>
          <table:table-cell office:value-type="string" calcext:value-type="string">
            <text:p>K_a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.00E+00</text:p>
          </table:table-cell>
          <table:table-cell/>
          <table:table-cell office:value-type="string" calcext:value-type="string">
            <text:p>K_i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5" calcext:value-type="float">
            <text:p>5.00E+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table:formula="of:=0.12*[.B3]" office:value-type="float" office:value="0.24" calcext:value-type="float">
            <text:p>2.40E-01</text:p>
          </table:table-cell>
          <table:table-cell/>
          <table:table-cell office:value-type="string" calcext:value-type="string">
            <text:p>I_y</text:p>
          </table:table-cell>
          <table:table-cell table:formula="of:=([.B3]^1*[.B5]^3)/12" office:value-type="float" office:value="0.002304" calcext:value-type="float">
            <text:p>0.002304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formula="of:=0.02*[.B3]" office:value-type="float" office:value="0.04" calcext:value-type="float">
            <text:p>4.00E-02</text:p>
          </table:table-cell>
          <table:table-cell/>
          <table:table-cell office:value-type="string" calcext:value-type="string">
            <text:p>I_z</text:p>
          </table:table-cell>
          <table:table-cell table:formula="of:=([.B3]^2*[.B5]^1)/12"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[.E2]*[.B3]*[.B5]" office:value-type="float" office:value="0.288" calcext:value-type="float">
            <text:p>2.88E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y</text:p>
          </table:table-cell>
          <table:table-cell table:formula="of:=[.E3]*[.B3]*[.B5]*([.B5]^2 + [.B6]^2)" office:value-type="float" office:value="0.001022976" calcext:value-type="float">
            <text:p>1.02E-0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ter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.96" calcext:value-type="float">
            <text:p>1.96E+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5" calcext:value-type="float">
            <text:p>5.00E+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table:formula="of:=0.12*[.B11]" office:value-type="float" office:value="0.2352" calcext:value-type="float">
            <text:p>2.35E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table:formula="of:=0.02*[.B11]" office:value-type="float" office:value="0.0392" calcext:value-type="float">
            <text:p>3.92E-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formula="of:=[.E2]*[.B11]*[.B13]" office:value-type="float" office:value="0.2765952" calcext:value-type="float">
            <text:p>2.77E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z</text:p>
          </table:table-cell>
          <table:table-cell table:formula="of:=[.E3]*[.B11]*[.B13]*([.B13]^2 + [.B14]^2)" office:value-type="float" office:value="0.00094356049084416" calcext:value-type="float">
            <text:p>9.44E-04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formula="of:=[.B7]-[.B15]" office:value-type="float" office:value="0.0114048" calcext:value-type="float">
            <text:p>1.14E-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y</text:p>
          </table:table-cell>
          <table:table-cell table:formula="of:=[.B8]-[.B16]" office:value-type="float" office:value="0.0000794155091558398" calcext:value-type="float">
            <text:p>7.94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z</text:p>
          </table:table-cell>
          <table:table-cell table:formula="of:=[.E6]*[.B20]/[.E5]" office:value-type="float" office:value="0.00275748295679999" calcext:value-type="float">
            <text:p>2.76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 = </text:p>
          </table:table-cell>
          <table:table-cell table:formula="of:=[.B21]+[.B20]" office:value-type="float" office:value="0.00283689846595583" calcext:value-type="float">
            <text:p>2.84E-03</text:p>
          </table:table-cell>
          <table:table-cell table:number-columns-repeated="3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/00/0000</text:date>, <text:time style:data-style-name="N2" text:time-value="18:40:00.6098449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7T14:07:48.535170530</meta:creation-date>
    <dc:date>2020-08-27T19:52:37.240948000</dc:date>
    <meta:editing-duration>PT4H37M59S</meta:editing-duration>
    <meta:editing-cycles>2</meta:editing-cycles>
    <meta:generator>LibreOffice/6.0.6.1$Linux_X86_64 LibreOffice_project/00$Build-1</meta:generator>
    <meta:document-statistic meta:table-count="1" meta:cell-count="44" meta:object-count="0"/>
  </office:meta>
</office:document-meta>
</file>